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pelInstanceWorkerCache.BpelInstanceWorkerCache( ODEProcess pro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InstanceWorkerCache.get( long i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pelInstanceWorkerCache.expungeStaleEntr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